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0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try_with_crossed_as_joint" table:style-name="ta1">
        <table:shapes>
          <draw:frame draw:z-index="0" draw:style-name="gr1" draw:text-style-name="P1" svg:width="11.8488in" svg:height="6.6197in" svg:x="3.1134in" svg:y="1.7882in">
            <draw:object draw:notify-on-update-of-ranges="Retry_with_crossed_as_joint.B1:Retry_with_crossed_as_joint.B1 Retry_with_crossed_as_joint.B2:Retry_with_crossed_as_joint.B101 Retry_with_crossed_as_joint.C1:Retry_with_crossed_as_joint.C1 Retry_with_crossed_as_joint.C2:Retry_with_crossed_as_joint.C101 Retry_with_crossed_as_joint.D1:Retry_with_crossed_as_joint.D1 Retry_with_crossed_as_joint.D2:Retry_with_crossed_as_joint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</text:p>
          </table:table-cell>
          <table:table-cell office:value-type="string" calcext:value-type="string">
            <text:p><text:s/>Mutual compression ratio</text:p>
          </table:table-cell>
          <table:table-cell office:value-type="string" calcext:value-type="string">
            <text:p><text:s text:c="2"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0010111" calcext:value-type="float">
            <text:p>100010111</text:p>
          </table:table-cell>
          <table:table-cell office:value-type="float" office:value="1011101000" calcext:value-type="float">
            <text:p>1011101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1.0001011101111E+017" calcext:value-type="float">
            <text:p>1.0001011101111E+017</text:p>
          </table:table-cell>
          <table:table-cell office:value-type="float" office:value="1.01110100001001E+018" calcext:value-type="float">
            <text:p>1.01110100001001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.0001011101111E+026" calcext:value-type="float">
            <text:p>1.0001011101111E+026</text:p>
          </table:table-cell>
          <table:table-cell office:value-type="float" office:value="1.01110100001001E+027" calcext:value-type="float">
            <text:p>1.01110100001001E+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0.648648648648649" calcext:value-type="float">
            <text:p>0.648648648648649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1.0001011101111E+035" calcext:value-type="float">
            <text:p>1.0001011101111E+035</text:p>
          </table:table-cell>
          <table:table-cell office:value-type="float" office:value="1.01110100001001E+036" calcext:value-type="float">
            <text:p>1.01110100001001E+0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.652173913043478" calcext:value-type="float">
            <text:p>0.652173913043478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1.0001011101111E+044" calcext:value-type="float">
            <text:p>1.0001011101111E+044</text:p>
          </table:table-cell>
          <table:table-cell office:value-type="float" office:value="1.01110100001001E+045" calcext:value-type="float">
            <text:p>1.01110100001001E+0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0181818181818183" calcext:value-type="float">
            <text:p>0.018181818181818</text:p>
          </table:table-cell>
          <table:table-cell office:value-type="float" office:value="1.0001011101111E+053" calcext:value-type="float">
            <text:p>1.0001011101111E+053</text:p>
          </table:table-cell>
          <table:table-cell office:value-type="float" office:value="1.01110100001001E+054" calcext:value-type="float">
            <text:p>1.01110100001001E+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.0001011101111E+062" calcext:value-type="float">
            <text:p>1.0001011101111E+062</text:p>
          </table:table-cell>
          <table:table-cell office:value-type="float" office:value="1.01110100001001E+063" calcext:value-type="float">
            <text:p>1.01110100001001E+0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.616438356164384" calcext:value-type="float">
            <text:p>0.616438356164384</text:p>
          </table:table-cell>
          <table:table-cell office:value-type="float" office:value="-0.0136986301369864" calcext:value-type="float">
            <text:p>-0.013698630136986</text:p>
          </table:table-cell>
          <table:table-cell office:value-type="float" office:value="1.0001011101111E+071" calcext:value-type="float">
            <text:p>1.0001011101111E+071</text:p>
          </table:table-cell>
          <table:table-cell office:value-type="float" office:value="1.01110100001001E+072" calcext:value-type="float">
            <text:p>1.01110100001001E+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46341463414634" calcext:value-type="float">
            <text:p>0.646341463414634</text:p>
          </table:table-cell>
          <table:table-cell office:value-type="float" office:value="0.658536585365854" calcext:value-type="float">
            <text:p>0.658536585365854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1.0001011101111E+080" calcext:value-type="float">
            <text:p>1.0001011101111E+080</text:p>
          </table:table-cell>
          <table:table-cell office:value-type="float" office:value="1.01110100001001E+081" calcext:value-type="float">
            <text:p>1.01110100001001E+0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648351648351648" calcext:value-type="float">
            <text:p>0.648351648351648</text:p>
          </table:table-cell>
          <table:table-cell office:value-type="float" office:value="0.0989010989010988" calcext:value-type="float">
            <text:p>0.098901098901099</text:p>
          </table:table-cell>
          <table:table-cell office:value-type="float" office:value="1.0001011101111E+089" calcext:value-type="float">
            <text:p>1.0001011101111E+089</text:p>
          </table:table-cell>
          <table:table-cell office:value-type="float" office:value="1.01110100001001E+090" calcext:value-type="float">
            <text:p>1.01110100001001E+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800000000000001" calcext:value-type="float">
            <text:p>0.08</text:p>
          </table:table-cell>
          <table:table-cell office:value-type="float" office:value="1.0001011101111E+098" calcext:value-type="float">
            <text:p>1.0001011101111E+098</text:p>
          </table:table-cell>
          <table:table-cell office:value-type="float" office:value="1.01110100001001E+099" calcext:value-type="float">
            <text:p>1.01110100001001E+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51376146788991" calcext:value-type="float">
            <text:p>0.651376146788991</text:p>
          </table:table-cell>
          <table:table-cell office:value-type="float" office:value="0.623853211009174" calcext:value-type="float">
            <text:p>0.623853211009174</text:p>
          </table:table-cell>
          <table:table-cell office:value-type="float" office:value="0.192660550458716" calcext:value-type="float">
            <text:p>0.192660550458716</text:p>
          </table:table-cell>
          <table:table-cell office:value-type="float" office:value="1.0001011101111E+107" calcext:value-type="float">
            <text:p>1.0001011101111E+107</text:p>
          </table:table-cell>
          <table:table-cell office:value-type="float" office:value="1.01110100001001E+108" calcext:value-type="float">
            <text:p>1.01110100001001E+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52542372881356" calcext:value-type="float">
            <text:p>0.652542372881356</text:p>
          </table:table-cell>
          <table:table-cell office:value-type="float" office:value="0.627118644067797" calcext:value-type="float">
            <text:p>0.627118644067797</text:p>
          </table:table-cell>
          <table:table-cell office:value-type="float" office:value="0.177966101694915" calcext:value-type="float">
            <text:p>0.177966101694915</text:p>
          </table:table-cell>
          <table:table-cell office:value-type="float" office:value="1.0001011101111E+116" calcext:value-type="float">
            <text:p>1.0001011101111E+116</text:p>
          </table:table-cell>
          <table:table-cell office:value-type="float" office:value="1.01110100001001E+117" calcext:value-type="float">
            <text:p>1.01110100001001E+1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0.15748031496063" calcext:value-type="float">
            <text:p>0.15748031496063</text:p>
          </table:table-cell>
          <table:table-cell office:value-type="float" office:value="1.0001011101111E+125" calcext:value-type="float">
            <text:p>1.0001011101111E+125</text:p>
          </table:table-cell>
          <table:table-cell office:value-type="float" office:value="1.01110100001001E+126" calcext:value-type="float">
            <text:p>1.01110100001001E+1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0294117647059" calcext:value-type="float">
            <text:p>0.610294117647059</text:p>
          </table:table-cell>
          <table:table-cell office:value-type="float" office:value="0.169117647058824" calcext:value-type="float">
            <text:p>0.169117647058824</text:p>
          </table:table-cell>
          <table:table-cell office:value-type="float" office:value="1.0001011101111E+134" calcext:value-type="float">
            <text:p>1.0001011101111E+134</text:p>
          </table:table-cell>
          <table:table-cell office:value-type="float" office:value="1.01110100001001E+135" calcext:value-type="float">
            <text:p>1.01110100001001E+1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27586206896552" calcext:value-type="float">
            <text:p>0.627586206896552</text:p>
          </table:table-cell>
          <table:table-cell office:value-type="float" office:value="0.613793103448276" calcext:value-type="float">
            <text:p>0.613793103448276</text:p>
          </table:table-cell>
          <table:table-cell office:value-type="float" office:value="0.158620689655173" calcext:value-type="float">
            <text:p>0.158620689655173</text:p>
          </table:table-cell>
          <table:table-cell office:value-type="float" office:value="1.0001011101111E+143" calcext:value-type="float">
            <text:p>1.0001011101111E+143</text:p>
          </table:table-cell>
          <table:table-cell office:value-type="float" office:value="1.01110100001001E+144" calcext:value-type="float">
            <text:p>1.01110100001001E+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2987012987013" calcext:value-type="float">
            <text:p>0.62987012987013</text:p>
          </table:table-cell>
          <table:table-cell office:value-type="float" office:value="0.616883116883117" calcext:value-type="float">
            <text:p>0.616883116883117</text:p>
          </table:table-cell>
          <table:table-cell office:value-type="float" office:value="0.188311688311688" calcext:value-type="float">
            <text:p>0.188311688311688</text:p>
          </table:table-cell>
          <table:table-cell office:value-type="float" office:value="1.0001011101111E+152" calcext:value-type="float">
            <text:p>1.0001011101111E+152</text:p>
          </table:table-cell>
          <table:table-cell office:value-type="float" office:value="1.01110100001001E+153" calcext:value-type="float">
            <text:p>1.01110100001001E+1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31901840490798" calcext:value-type="float">
            <text:p>0.631901840490798</text:p>
          </table:table-cell>
          <table:table-cell office:value-type="float" office:value="0.601226993865031" calcext:value-type="float">
            <text:p>0.601226993865031</text:p>
          </table:table-cell>
          <table:table-cell office:value-type="float" office:value="0.159509202453988" calcext:value-type="float">
            <text:p>0.159509202453988</text:p>
          </table:table-cell>
          <table:table-cell office:value-type="float" office:value="1.0001011101111E+161" calcext:value-type="float">
            <text:p>1.0001011101111E+161</text:p>
          </table:table-cell>
          <table:table-cell office:value-type="float" office:value="1.01110100001001E+162" calcext:value-type="float">
            <text:p>1.01110100001001E+1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33720930232558" calcext:value-type="float">
            <text:p>0.633720930232558</text:p>
          </table:table-cell>
          <table:table-cell office:value-type="float" office:value="0.622093023255814" calcext:value-type="float">
            <text:p>0.622093023255814</text:p>
          </table:table-cell>
          <table:table-cell office:value-type="float" office:value="0.209302325581395" calcext:value-type="float">
            <text:p>0.209302325581395</text:p>
          </table:table-cell>
          <table:table-cell office:value-type="float" office:value="1.0001011101111E+170" calcext:value-type="float">
            <text:p>1.0001011101111E+170</text:p>
          </table:table-cell>
          <table:table-cell office:value-type="float" office:value="1.01110100001001E+171" calcext:value-type="float">
            <text:p>1.01110100001001E+1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878453038674" calcext:value-type="float">
            <text:p>0.61878453038674</text:p>
          </table:table-cell>
          <table:table-cell office:value-type="float" office:value="0.624309392265193" calcext:value-type="float">
            <text:p>0.624309392265193</text:p>
          </table:table-cell>
          <table:table-cell office:value-type="float" office:value="0.232044198895027" calcext:value-type="float">
            <text:p>0.232044198895027</text:p>
          </table:table-cell>
          <table:table-cell office:value-type="float" office:value="1.0001011101111E+179" calcext:value-type="float">
            <text:p>1.0001011101111E+179</text:p>
          </table:table-cell>
          <table:table-cell office:value-type="float" office:value="1.01110100001001E+180" calcext:value-type="float">
            <text:p>1.01110100001001E+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1.0001011101111E+188" calcext:value-type="float">
            <text:p>1.0001011101111E+188</text:p>
          </table:table-cell>
          <table:table-cell office:value-type="float" office:value="1.01110100001001E+189" calcext:value-type="float">
            <text:p>1.01110100001001E+1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23115577889447" calcext:value-type="float">
            <text:p>0.623115577889447</text:p>
          </table:table-cell>
          <table:table-cell office:value-type="float" office:value="0.613065326633166" calcext:value-type="float">
            <text:p>0.613065326633166</text:p>
          </table:table-cell>
          <table:table-cell office:value-type="float" office:value="0.21105527638191" calcext:value-type="float">
            <text:p>0.21105527638191</text:p>
          </table:table-cell>
          <table:table-cell office:value-type="float" office:value="1.0001011101111E+197" calcext:value-type="float">
            <text:p>1.0001011101111E+197</text:p>
          </table:table-cell>
          <table:table-cell office:value-type="float" office:value="1.01110100001001E+198" calcext:value-type="float">
            <text:p>1.01110100001001E+1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.610576923076923" calcext:value-type="float">
            <text:p>0.610576923076923</text:p>
          </table:table-cell>
          <table:table-cell office:value-type="float" office:value="0.1875" calcext:value-type="float">
            <text:p>0.1875</text:p>
          </table:table-cell>
          <table:table-cell office:value-type="float" office:value="1.0001011101111E+206" calcext:value-type="float">
            <text:p>1.0001011101111E+206</text:p>
          </table:table-cell>
          <table:table-cell office:value-type="float" office:value="1.01110100001001E+207" calcext:value-type="float">
            <text:p>1.01110100001001E+2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599078341013825" calcext:value-type="float">
            <text:p>0.599078341013825</text:p>
          </table:table-cell>
          <table:table-cell office:value-type="float" office:value="0.179723502304147" calcext:value-type="float">
            <text:p>0.179723502304147</text:p>
          </table:table-cell>
          <table:table-cell office:value-type="float" office:value="1.0001011101111E+215" calcext:value-type="float">
            <text:p>1.0001011101111E+215</text:p>
          </table:table-cell>
          <table:table-cell office:value-type="float" office:value="1.01110100001001E+216" calcext:value-type="float">
            <text:p>1.01110100001001E+2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.601769911504425" calcext:value-type="float">
            <text:p>0.601769911504425</text:p>
          </table:table-cell>
          <table:table-cell office:value-type="float" office:value="0.185840707964602" calcext:value-type="float">
            <text:p>0.185840707964602</text:p>
          </table:table-cell>
          <table:table-cell office:value-type="float" office:value="1.0001011101111E+224" calcext:value-type="float">
            <text:p>1.0001011101111E+224</text:p>
          </table:table-cell>
          <table:table-cell office:value-type="float" office:value="1.01110100001001E+225" calcext:value-type="float">
            <text:p>1.01110100001001E+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04255319148936" calcext:value-type="float">
            <text:p>0.604255319148936</text:p>
          </table:table-cell>
          <table:table-cell office:value-type="float" office:value="0.6" calcext:value-type="float">
            <text:p>0.6</text:p>
          </table:table-cell>
          <table:table-cell office:value-type="float" office:value="0.187234042553191" calcext:value-type="float">
            <text:p>0.187234042553191</text:p>
          </table:table-cell>
          <table:table-cell office:value-type="float" office:value="1.0001011101111E+233" calcext:value-type="float">
            <text:p>1.0001011101111E+233</text:p>
          </table:table-cell>
          <table:table-cell office:value-type="float" office:value="1.01110100001001E+234" calcext:value-type="float">
            <text:p>1.01110100001001E+23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0655737704918" calcext:value-type="float">
            <text:p>0.60655737704918</text:p>
          </table:table-cell>
          <table:table-cell office:value-type="float" office:value="0.602459016393443" calcext:value-type="float">
            <text:p>0.602459016393443</text:p>
          </table:table-cell>
          <table:table-cell office:value-type="float" office:value="0.204918032786885" calcext:value-type="float">
            <text:p>0.204918032786885</text:p>
          </table:table-cell>
          <table:table-cell office:value-type="float" office:value="1.0001011101111E+242" calcext:value-type="float">
            <text:p>1.0001011101111E+242</text:p>
          </table:table-cell>
          <table:table-cell office:value-type="float" office:value="1.01110100001001E+243" calcext:value-type="float">
            <text:p>1.01110100001001E+2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08695652173913" calcext:value-type="float">
            <text:p>0.608695652173913</text:p>
          </table:table-cell>
          <table:table-cell office:value-type="float" office:value="0.592885375494071" calcext:value-type="float">
            <text:p>0.592885375494071</text:p>
          </table:table-cell>
          <table:table-cell office:value-type="float" office:value="0.209486166007905" calcext:value-type="float">
            <text:p>0.209486166007905</text:p>
          </table:table-cell>
          <table:table-cell office:value-type="float" office:value="1.0001011101111E+251" calcext:value-type="float">
            <text:p>1.0001011101111E+251</text:p>
          </table:table-cell>
          <table:table-cell office:value-type="float" office:value="1.01110100001001E+252" calcext:value-type="float">
            <text:p>1.01110100001001E+2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99236641221374" calcext:value-type="float">
            <text:p>0.599236641221374</text:p>
          </table:table-cell>
          <table:table-cell office:value-type="float" office:value="0.583969465648855" calcext:value-type="float">
            <text:p>0.583969465648855</text:p>
          </table:table-cell>
          <table:table-cell office:value-type="float" office:value="0.202290076335878" calcext:value-type="float">
            <text:p>0.202290076335878</text:p>
          </table:table-cell>
          <table:table-cell office:value-type="float" office:value="1.0001011101111E+260" calcext:value-type="float">
            <text:p>1.0001011101111E+260</text:p>
          </table:table-cell>
          <table:table-cell office:value-type="float" office:value="1.01110100001001E+261" calcext:value-type="float">
            <text:p>1.01110100001001E+2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01476014760148" calcext:value-type="float">
            <text:p>0.601476014760148</text:p>
          </table:table-cell>
          <table:table-cell office:value-type="float" office:value="0.586715867158672" calcext:value-type="float">
            <text:p>0.586715867158672</text:p>
          </table:table-cell>
          <table:table-cell office:value-type="float" office:value="0.206642066420664" calcext:value-type="float">
            <text:p>0.206642066420664</text:p>
          </table:table-cell>
          <table:table-cell office:value-type="float" office:value="1.0001011101111E+269" calcext:value-type="float">
            <text:p>1.0001011101111E+269</text:p>
          </table:table-cell>
          <table:table-cell office:value-type="float" office:value="1.01110100001001E+270" calcext:value-type="float">
            <text:p>1.01110100001001E+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3571428571429" calcext:value-type="float">
            <text:p>0.603571428571429</text:p>
          </table:table-cell>
          <table:table-cell office:value-type="float" office:value="0.578571428571429" calcext:value-type="float">
            <text:p>0.578571428571429</text:p>
          </table:table-cell>
          <table:table-cell office:value-type="float" office:value="0.210714285714286" calcext:value-type="float">
            <text:p>0.210714285714286</text:p>
          </table:table-cell>
          <table:table-cell office:value-type="float" office:value="1.0001011101111E+278" calcext:value-type="float">
            <text:p>1.0001011101111E+278</text:p>
          </table:table-cell>
          <table:table-cell office:value-type="float" office:value="1.01110100001001E+279" calcext:value-type="float">
            <text:p>1.01110100001001E+2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95155709342561" calcext:value-type="float">
            <text:p>0.595155709342561</text:p>
          </table:table-cell>
          <table:table-cell office:value-type="float" office:value="0.581314878892734" calcext:value-type="float">
            <text:p>0.581314878892734</text:p>
          </table:table-cell>
          <table:table-cell office:value-type="float" office:value="0.197231833910035" calcext:value-type="float">
            <text:p>0.197231833910035</text:p>
          </table:table-cell>
          <table:table-cell office:value-type="float" office:value="1.0001011101111E+287" calcext:value-type="float">
            <text:p>1.0001011101111E+287</text:p>
          </table:table-cell>
          <table:table-cell office:value-type="float" office:value="1.01110100001001E+288" calcext:value-type="float">
            <text:p>1.01110100001001E+2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87248322147651" calcext:value-type="float">
            <text:p>0.587248322147651</text:p>
          </table:table-cell>
          <table:table-cell office:value-type="float" office:value="0.573825503355705" calcext:value-type="float">
            <text:p>0.573825503355705</text:p>
          </table:table-cell>
          <table:table-cell office:value-type="float" office:value="0.191275167785235" calcext:value-type="float">
            <text:p>0.191275167785235</text:p>
          </table:table-cell>
          <table:table-cell office:value-type="float" office:value="1.0001011101111E+296" calcext:value-type="float">
            <text:p>1.0001011101111E+296</text:p>
          </table:table-cell>
          <table:table-cell office:value-type="float" office:value="1.01110100001001E+297" calcext:value-type="float">
            <text:p>1.01110100001001E+2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8957654723127" calcext:value-type="float">
            <text:p>0.58957654723127</text:p>
          </table:table-cell>
          <table:table-cell office:value-type="float" office:value="0.576547231270358" calcext:value-type="float">
            <text:p>0.576547231270358</text:p>
          </table:table-cell>
          <table:table-cell office:value-type="float" office:value="0.198697068403909" calcext:value-type="float">
            <text:p>0.198697068403909</text:p>
          </table:table-cell>
          <table:table-cell office:value-type="float" office:value="1.0001011101111E+305" calcext:value-type="float">
            <text:p>1.0001011101111E+305</text:p>
          </table:table-cell>
          <table:table-cell office:value-type="float" office:value="1.01110100001001E+306" calcext:value-type="float">
            <text:p>1.01110100001001E+3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82278481012658" calcext:value-type="float">
            <text:p>0.582278481012658</text:p>
          </table:table-cell>
          <table:table-cell office:value-type="float" office:value="0.569620253164557" calcext:value-type="float">
            <text:p>0.569620253164557</text:p>
          </table:table-cell>
          <table:table-cell office:value-type="float" office:value="0.193037974683544" calcext:value-type="float">
            <text:p>0.19303797468354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81538461538462" calcext:value-type="float">
            <text:p>0.581538461538462</text:p>
          </table:table-cell>
          <table:table-cell office:value-type="float" office:value="0.572307692307692" calcext:value-type="float">
            <text:p>0.572307692307692</text:p>
          </table:table-cell>
          <table:table-cell office:value-type="float" office:value="0.212307692307692" calcext:value-type="float">
            <text:p>0.212307692307692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74850299401198" calcext:value-type="float">
            <text:p>0.574850299401198</text:p>
          </table:table-cell>
          <table:table-cell office:value-type="float" office:value="0.565868263473054" calcext:value-type="float">
            <text:p>0.565868263473054</text:p>
          </table:table-cell>
          <table:table-cell office:value-type="float" office:value="0.215568862275449" calcext:value-type="float">
            <text:p>0.215568862275449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77259475218659" calcext:value-type="float">
            <text:p>0.577259475218659</text:p>
          </table:table-cell>
          <table:table-cell office:value-type="float" office:value="0.568513119533528" calcext:value-type="float">
            <text:p>0.568513119533528</text:p>
          </table:table-cell>
          <table:table-cell office:value-type="float" office:value="0.19533527696793" calcext:value-type="float">
            <text:p>0.1953352769679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71022727272727" calcext:value-type="float">
            <text:p>0.57102272727272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4659090909091" calcext:value-type="float">
            <text:p>0.184659090909091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73407202216066" calcext:value-type="float">
            <text:p>0.573407202216066</text:p>
          </table:table-cell>
          <table:table-cell office:value-type="float" office:value="0.565096952908587" calcext:value-type="float">
            <text:p>0.565096952908587</text:p>
          </table:table-cell>
          <table:table-cell office:value-type="float" office:value="0.185595567867036" calcext:value-type="float">
            <text:p>0.18559556786703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.567567567567568" calcext:value-type="float">
            <text:p>0.567567567567568</text:p>
          </table:table-cell>
          <table:table-cell office:value-type="float" office:value="0.172972972972973" calcext:value-type="float">
            <text:p>0.17297297297297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69920844327177" calcext:value-type="float">
            <text:p>0.569920844327177</text:p>
          </table:table-cell>
          <table:table-cell office:value-type="float" office:value="0.562005277044855" calcext:value-type="float">
            <text:p>0.562005277044855</text:p>
          </table:table-cell>
          <table:table-cell office:value-type="float" office:value="0.160949868073879" calcext:value-type="float">
            <text:p>0.160949868073879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64432989690722" calcext:value-type="float">
            <text:p>0.564432989690722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0.149484536082474" calcext:value-type="float">
            <text:p>0.14948453608247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66750629722922" calcext:value-type="float">
            <text:p>0.566750629722922</text:p>
          </table:table-cell>
          <table:table-cell office:value-type="float" office:value="0.55919395465995" calcext:value-type="float">
            <text:p>0.55919395465995</text:p>
          </table:table-cell>
          <table:table-cell office:value-type="float" office:value="0.148614609571788" calcext:value-type="float">
            <text:p>0.148614609571788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68965517241379" calcext:value-type="float">
            <text:p>0.568965517241379</text:p>
          </table:table-cell>
          <table:table-cell office:value-type="float" office:value="0.554187192118227" calcext:value-type="float">
            <text:p>0.554187192118227</text:p>
          </table:table-cell>
          <table:table-cell office:value-type="float" office:value="0.150246305418719" calcext:value-type="float">
            <text:p>0.150246305418719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63855421686747" calcext:value-type="float">
            <text:p>0.563855421686747</text:p>
          </table:table-cell>
          <table:table-cell office:value-type="float" office:value="0.556626506024096" calcext:value-type="float">
            <text:p>0.556626506024096</text:p>
          </table:table-cell>
          <table:table-cell office:value-type="float" office:value="0.166265060240964" calcext:value-type="float">
            <text:p>0.16626506024096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58962264150943" calcext:value-type="float">
            <text:p>0.558962264150943</text:p>
          </table:table-cell>
          <table:table-cell office:value-type="float" office:value="0.55188679245283" calcext:value-type="float">
            <text:p>0.55188679245283</text:p>
          </table:table-cell>
          <table:table-cell office:value-type="float" office:value="0.162735849056604" calcext:value-type="float">
            <text:p>0.16273584905660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61200923787529" calcext:value-type="float">
            <text:p>0.561200923787529</text:p>
          </table:table-cell>
          <table:table-cell office:value-type="float" office:value="0.554272517321016" calcext:value-type="float">
            <text:p>0.554272517321016</text:p>
          </table:table-cell>
          <table:table-cell office:value-type="float" office:value="0.140877598152425" calcext:value-type="float">
            <text:p>0.140877598152425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56561085972851" calcext:value-type="float">
            <text:p>0.556561085972851</text:p>
          </table:table-cell>
          <table:table-cell office:value-type="float" office:value="0.549773755656109" calcext:value-type="float">
            <text:p>0.549773755656109</text:p>
          </table:table-cell>
          <table:table-cell office:value-type="float" office:value="0.133484162895928" calcext:value-type="float">
            <text:p>0.133484162895928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552106430155211" calcext:value-type="float">
            <text:p>0.55210643015521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124168514412417" calcext:value-type="float">
            <text:p>0.124168514412417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54347826086957" calcext:value-type="float">
            <text:p>0.554347826086957</text:p>
          </table:table-cell>
          <table:table-cell office:value-type="float" office:value="0.547826086956522" calcext:value-type="float">
            <text:p>0.547826086956522</text:p>
          </table:table-cell>
          <table:table-cell office:value-type="float" office:value="0.128260869565217" calcext:value-type="float">
            <text:p>0.128260869565217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50106609808102" calcext:value-type="float">
            <text:p>0.550106609808102</text:p>
          </table:table-cell>
          <table:table-cell office:value-type="float" office:value="0.543710021321962" calcext:value-type="float">
            <text:p>0.543710021321962</text:p>
          </table:table-cell>
          <table:table-cell office:value-type="float" office:value="0.119402985074627" calcext:value-type="float">
            <text:p>0.119402985074627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52301255230126" calcext:value-type="float">
            <text:p>0.552301255230126</text:p>
          </table:table-cell>
          <table:table-cell office:value-type="float" office:value="0.54602510460251" calcext:value-type="float">
            <text:p>0.54602510460251</text:p>
          </table:table-cell>
          <table:table-cell office:value-type="float" office:value="0.110878661087866" calcext:value-type="float">
            <text:p>0.11087866108786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48254620123203" calcext:value-type="float">
            <text:p>0.548254620123203</text:p>
          </table:table-cell>
          <table:table-cell office:value-type="float" office:value="0.542094455852156" calcext:value-type="float">
            <text:p>0.542094455852156</text:p>
          </table:table-cell>
          <table:table-cell office:value-type="float" office:value="0.108829568788501" calcext:value-type="float">
            <text:p>0.108829568788501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44354838709677" calcext:value-type="float">
            <text:p>0.544354838709677</text:p>
          </table:table-cell>
          <table:table-cell office:value-type="float" office:value="0.538306451612903" calcext:value-type="float">
            <text:p>0.538306451612903</text:p>
          </table:table-cell>
          <table:table-cell office:value-type="float" office:value="0.0887096774193548" calcext:value-type="float">
            <text:p>0.088709677419355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46534653465347" calcext:value-type="float">
            <text:p>0.546534653465347</text:p>
          </table:table-cell>
          <table:table-cell office:value-type="float" office:value="0.540594059405941" calcext:value-type="float">
            <text:p>0.540594059405941</text:p>
          </table:table-cell>
          <table:table-cell office:value-type="float" office:value="0.0871287128712872" calcext:value-type="float">
            <text:p>0.087128712871287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42801556420233" calcext:value-type="float">
            <text:p>0.542801556420233</text:p>
          </table:table-cell>
          <table:table-cell office:value-type="float" office:value="0.536964980544747" calcext:value-type="float">
            <text:p>0.536964980544747</text:p>
          </table:table-cell>
          <table:table-cell office:value-type="float" office:value="0.0797665369649805" calcext:value-type="float">
            <text:p>0.079766536964981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44933078393882" calcext:value-type="float">
            <text:p>0.544933078393882</text:p>
          </table:table-cell>
          <table:table-cell office:value-type="float" office:value="0.539196940726577" calcext:value-type="float">
            <text:p>0.539196940726577</text:p>
          </table:table-cell>
          <table:table-cell office:value-type="float" office:value="0.0879541108986617" calcext:value-type="float">
            <text:p>0.087954110898662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41353383458647" calcext:value-type="float">
            <text:p>0.541353383458647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0827067669172931" calcext:value-type="float">
            <text:p>0.08270676691729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37892791127542" calcext:value-type="float">
            <text:p>0.537892791127542</text:p>
          </table:table-cell>
          <table:table-cell office:value-type="float" office:value="0.532347504621072" calcext:value-type="float">
            <text:p>0.532347504621072</text:p>
          </table:table-cell>
          <table:table-cell office:value-type="float" office:value="0.077634011090573" calcext:value-type="float">
            <text:p>0.07763401109057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34545454545454" calcext:value-type="float">
            <text:p>0.534545454545454</text:p>
          </table:table-cell>
          <table:table-cell office:value-type="float" office:value="0.529090909090909" calcext:value-type="float">
            <text:p>0.529090909090909</text:p>
          </table:table-cell>
          <table:table-cell office:value-type="float" office:value="0.0763636363636362" calcext:value-type="float">
            <text:p>0.07636363636363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531305903398927" calcext:value-type="float">
            <text:p>0.531305903398927</text:p>
          </table:table-cell>
          <table:table-cell office:value-type="float" office:value="0.0930232558139536" calcext:value-type="float">
            <text:p>0.09302325581395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35211267605634" calcext:value-type="float">
            <text:p>0.535211267605634</text:p>
          </table:table-cell>
          <table:table-cell office:value-type="float" office:value="0.528169014084507" calcext:value-type="float">
            <text:p>0.528169014084507</text:p>
          </table:table-cell>
          <table:table-cell office:value-type="float" office:value="0.0827464788732394" calcext:value-type="float">
            <text:p>0.082746478873239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0.532062391681109" calcext:value-type="float">
            <text:p>0.532062391681109</text:p>
          </table:table-cell>
          <table:table-cell office:value-type="float" office:value="0.0849220103986135" calcext:value-type="float">
            <text:p>0.08492201039861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2901023890785" calcext:value-type="float">
            <text:p>0.52901023890785</text:p>
          </table:table-cell>
          <table:table-cell office:value-type="float" office:value="0.534129692832764" calcext:value-type="float">
            <text:p>0.534129692832764</text:p>
          </table:table-cell>
          <table:table-cell office:value-type="float" office:value="0.0716723549488054" calcext:value-type="float">
            <text:p>0.07167235494880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3109243697479" calcext:value-type="float">
            <text:p>0.53109243697479</text:p>
          </table:table-cell>
          <table:table-cell office:value-type="float" office:value="0.532773109243697" calcext:value-type="float">
            <text:p>0.532773109243697</text:p>
          </table:table-cell>
          <table:table-cell office:value-type="float" office:value="0.0756302521008403" calcext:value-type="float">
            <text:p>0.0756302521008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29801324503311" calcext:value-type="float">
            <text:p>0.529801324503311</text:p>
          </table:table-cell>
          <table:table-cell office:value-type="float" office:value="0.536423841059603" calcext:value-type="float">
            <text:p>0.536423841059603</text:p>
          </table:table-cell>
          <table:table-cell office:value-type="float" office:value="0.074503311258278" calcext:value-type="float">
            <text:p>0.074503311258278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31810766721044" calcext:value-type="float">
            <text:p>0.531810766721044</text:p>
          </table:table-cell>
          <table:table-cell office:value-type="float" office:value="0.535073409461664" calcext:value-type="float">
            <text:p>0.535073409461664</text:p>
          </table:table-cell>
          <table:table-cell office:value-type="float" office:value="0.0783034257748776" calcext:value-type="float">
            <text:p>0.078303425774878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30546623794212" calcext:value-type="float">
            <text:p>0.530546623794212</text:p>
          </table:table-cell>
          <table:table-cell office:value-type="float" office:value="0.532154340836013" calcext:value-type="float">
            <text:p>0.532154340836013</text:p>
          </table:table-cell>
          <table:table-cell office:value-type="float" office:value="0.0803858520900321" calcext:value-type="float">
            <text:p>0.080385852090032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527733755942948" calcext:value-type="float">
            <text:p>0.527733755942948</text:p>
          </table:table-cell>
          <table:table-cell office:value-type="float" office:value="0.535657686212361" calcext:value-type="float">
            <text:p>0.535657686212361</text:p>
          </table:table-cell>
          <table:table-cell office:value-type="float" office:value="0.0713153724247226" calcext:value-type="float">
            <text:p>0.07131537242472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0671875000000002" calcext:value-type="float">
            <text:p>0.0671875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30046224961479" calcext:value-type="float">
            <text:p>0.530046224961479</text:p>
          </table:table-cell>
          <table:table-cell office:value-type="float" office:value="0.536209553158706" calcext:value-type="float">
            <text:p>0.536209553158706</text:p>
          </table:table-cell>
          <table:table-cell office:value-type="float" office:value="0.0785824345146379" calcext:value-type="float">
            <text:p>0.078582434514638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27355623100304" calcext:value-type="float">
            <text:p>0.527355623100304</text:p>
          </table:table-cell>
          <table:table-cell office:value-type="float" office:value="0.534954407294833" calcext:value-type="float">
            <text:p>0.534954407294833</text:p>
          </table:table-cell>
          <table:table-cell office:value-type="float" office:value="0.080547112462006" calcext:value-type="float">
            <text:p>0.08054711246200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30734632683658" calcext:value-type="float">
            <text:p>0.530734632683658</text:p>
          </table:table-cell>
          <table:table-cell office:value-type="float" office:value="0.539730134932534" calcext:value-type="float">
            <text:p>0.539730134932534</text:p>
          </table:table-cell>
          <table:table-cell office:value-type="float" office:value="0.0899550224887555" calcext:value-type="float">
            <text:p>0.08995502248875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2810650887574" calcext:value-type="float">
            <text:p>0.52810650887574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0872781065088757" calcext:value-type="float">
            <text:p>0.08727810650887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25547445255474" calcext:value-type="float">
            <text:p>0.525547445255474</text:p>
          </table:table-cell>
          <table:table-cell office:value-type="float" office:value="0.541605839416058" calcext:value-type="float">
            <text:p>0.541605839416058</text:p>
          </table:table-cell>
          <table:table-cell office:value-type="float" office:value="0.0905109489051095" calcext:value-type="float">
            <text:p>0.09051094890511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27377521613833" calcext:value-type="float">
            <text:p>0.527377521613833</text:p>
          </table:table-cell>
          <table:table-cell office:value-type="float" office:value="0.538904899135447" calcext:value-type="float">
            <text:p>0.538904899135447</text:p>
          </table:table-cell>
          <table:table-cell office:value-type="float" office:value="0.0850144092219021" calcext:value-type="float">
            <text:p>0.085014409221902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537695590327169" calcext:value-type="float">
            <text:p>0.537695590327169</text:p>
          </table:table-cell>
          <table:table-cell office:value-type="float" office:value="0.0910384068278805" calcext:value-type="float">
            <text:p>0.091038406827881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23876404494382" calcext:value-type="float">
            <text:p>0.523876404494382</text:p>
          </table:table-cell>
          <table:table-cell office:value-type="float" office:value="0.539325842696629" calcext:value-type="float">
            <text:p>0.539325842696629</text:p>
          </table:table-cell>
          <table:table-cell office:value-type="float" office:value="0.0856741573033708" calcext:value-type="float">
            <text:p>0.085674157303371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521497919556172" calcext:value-type="float">
            <text:p>0.521497919556172</text:p>
          </table:table-cell>
          <table:table-cell office:value-type="float" office:value="0.536754507628294" calcext:value-type="float">
            <text:p>0.536754507628294</text:p>
          </table:table-cell>
          <table:table-cell office:value-type="float" office:value="0.0804438280166435" calcext:value-type="float">
            <text:p>0.08044382801664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23287671232877" calcext:value-type="float">
            <text:p>0.523287671232877</text:p>
          </table:table-cell>
          <table:table-cell office:value-type="float" office:value="0.534246575342466" calcext:value-type="float">
            <text:p>0.534246575342466</text:p>
          </table:table-cell>
          <table:table-cell office:value-type="float" office:value="0.073972602739726" calcext:value-type="float">
            <text:p>0.07397260273972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22327469553451" calcext:value-type="float">
            <text:p>0.522327469553451</text:p>
          </table:table-cell>
          <table:table-cell office:value-type="float" office:value="0.537212449255751" calcext:value-type="float">
            <text:p>0.537212449255751</text:p>
          </table:table-cell>
          <table:table-cell office:value-type="float" office:value="0.0757780784844384" calcext:value-type="float">
            <text:p>0.075778078484438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520053475935829" calcext:value-type="float">
            <text:p>0.520053475935829</text:p>
          </table:table-cell>
          <table:table-cell office:value-type="float" office:value="0.536096256684492" calcext:value-type="float">
            <text:p>0.536096256684492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521796565389696" calcext:value-type="float">
            <text:p>0.521796565389696</text:p>
          </table:table-cell>
          <table:table-cell office:value-type="float" office:value="0.535006605019815" calcext:value-type="float">
            <text:p>0.535006605019815</text:p>
          </table:table-cell>
          <table:table-cell office:value-type="float" office:value="0.0713342140026421" calcext:value-type="float">
            <text:p>0.071334214002642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52088772845953" calcext:value-type="float">
            <text:p>0.52088772845953</text:p>
          </table:table-cell>
          <table:table-cell office:value-type="float" office:value="0.537859007832898" calcext:value-type="float">
            <text:p>0.537859007832898</text:p>
          </table:table-cell>
          <table:table-cell office:value-type="float" office:value="0.0718015665796343" calcext:value-type="float">
            <text:p>0.07180156657963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2258064516129" calcext:value-type="float">
            <text:p>0.52258064516129</text:p>
          </table:table-cell>
          <table:table-cell office:value-type="float" office:value="0.535483870967742" calcext:value-type="float">
            <text:p>0.535483870967742</text:p>
          </table:table-cell>
          <table:table-cell office:value-type="float" office:value="0.0696774193548387" calcext:value-type="float">
            <text:p>0.069677419354839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520408163265306" calcext:value-type="float">
            <text:p>0.520408163265306</text:p>
          </table:table-cell>
          <table:table-cell office:value-type="float" office:value="0.533163265306122" calcext:value-type="float">
            <text:p>0.533163265306122</text:p>
          </table:table-cell>
          <table:table-cell office:value-type="float" office:value="0.076530612244898" calcext:value-type="float">
            <text:p>0.076530612244898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22068095838588" calcext:value-type="float">
            <text:p>0.522068095838588</text:p>
          </table:table-cell>
          <table:table-cell office:value-type="float" office:value="0.530895334174023" calcext:value-type="float">
            <text:p>0.530895334174023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19950124688279" calcext:value-type="float">
            <text:p>0.519950124688279</text:p>
          </table:table-cell>
          <table:table-cell office:value-type="float" office:value="0.533665835411471" calcext:value-type="float">
            <text:p>0.533665835411471</text:p>
          </table:table-cell>
          <table:table-cell office:value-type="float" office:value="0.0623441396508727" calcext:value-type="float">
            <text:p>0.06234413965087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519112207151665" calcext:value-type="float">
            <text:p>0.519112207151665</text:p>
          </table:table-cell>
          <table:table-cell office:value-type="float" office:value="0.531442663378545" calcext:value-type="float">
            <text:p>0.531442663378545</text:p>
          </table:table-cell>
          <table:table-cell office:value-type="float" office:value="0.0591861898890259" calcext:value-type="float">
            <text:p>0.05918618988902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23170731707317" calcext:value-type="float">
            <text:p>0.523170731707317</text:p>
          </table:table-cell>
          <table:table-cell office:value-type="float" office:value="0.534146341463415" calcext:value-type="float">
            <text:p>0.534146341463415</text:p>
          </table:table-cell>
          <table:table-cell office:value-type="float" office:value="0.0719512195121952" calcext:value-type="float">
            <text:p>0.071951219512195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22316043425814" calcext:value-type="float">
            <text:p>0.522316043425814</text:p>
          </table:table-cell>
          <table:table-cell office:value-type="float" office:value="0.533172496984318" calcext:value-type="float">
            <text:p>0.533172496984318</text:p>
          </table:table-cell>
          <table:table-cell office:value-type="float" office:value="0.0711700844390831" calcext:value-type="float">
            <text:p>0.07117008443908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21479713603819" calcext:value-type="float">
            <text:p>0.521479713603819</text:p>
          </table:table-cell>
          <table:table-cell office:value-type="float" office:value="0.531026252983294" calcext:value-type="float">
            <text:p>0.531026252983294</text:p>
          </table:table-cell>
          <table:table-cell office:value-type="float" office:value="0.0692124105011933" calcext:value-type="float">
            <text:p>0.06921241050119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0000001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1000101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524203069657615" calcext:value-type="float">
            <text:p>0.524203069657615</text:p>
          </table:table-cell>
          <table:table-cell office:value-type="float" office:value="0.528925619834711" calcext:value-type="float">
            <text:p>0.528925619834711</text:p>
          </table:table-cell>
          <table:table-cell office:value-type="float" office:value="0.0767414403778042" calcext:value-type="float">
            <text:p>0.076741440377804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000000101110010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10001010011000011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523364485981308" calcext:value-type="float">
            <text:p>0.523364485981308</text:p>
          </table:table-cell>
          <table:table-cell office:value-type="float" office:value="0.526869158878505" calcext:value-type="float">
            <text:p>0.526869158878505</text:p>
          </table:table-cell>
          <table:table-cell office:value-type="float" office:value="0.0712616822429907" calcext:value-type="float">
            <text:p>0.071261682242991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000000101110010010110101101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1000101001100001110010000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21387283236994" calcext:value-type="float">
            <text:p>0.521387283236994</text:p>
          </table:table-cell>
          <table:table-cell office:value-type="float" office:value="0.526011560693642" calcext:value-type="float">
            <text:p>0.526011560693642</text:p>
          </table:table-cell>
          <table:table-cell office:value-type="float" office:value="0.0658959537572255" calcext:value-type="float">
            <text:p>0.065895953757226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000000101110010010110101101010101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1000101001100001110010000101101000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20594965675057" calcext:value-type="float">
            <text:p>0.520594965675057</text:p>
          </table:table-cell>
          <table:table-cell office:value-type="float" office:value="0.52974828375286" calcext:value-type="float">
            <text:p>0.52974828375286</text:p>
          </table:table-cell>
          <table:table-cell office:value-type="float" office:value="0.0663615560640732" calcext:value-type="float">
            <text:p>0.06636155606407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0000001011100100101101011010101011001000100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10001010011000011100100001011010001101000100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19818799546999" calcext:value-type="float">
            <text:p>0.519818799546999</text:p>
          </table:table-cell>
          <table:table-cell office:value-type="float" office:value="0.527746319365798" calcext:value-type="float">
            <text:p>0.527746319365798</text:p>
          </table:table-cell>
          <table:table-cell office:value-type="float" office:value="0.0645526613816534" calcext:value-type="float">
            <text:p>0.064552661381653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00000010111001001011010110101010110010001000000001110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1000101001100001110010000101101000110100010011011010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23542600896861" calcext:value-type="float">
            <text:p>0.523542600896861</text:p>
          </table:table-cell>
          <table:table-cell office:value-type="float" office:value="0.526905829596412" calcext:value-type="float">
            <text:p>0.526905829596412</text:p>
          </table:table-cell>
          <table:table-cell office:value-type="float" office:value="0.0639013452914798" calcext:value-type="float">
            <text:p>0.06390134529148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0000001011100100101101011010101011001000100000000111000001011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1000101001100001110010000101101000110100010011011010101101101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21642619311876" calcext:value-type="float">
            <text:p>0.521642619311876</text:p>
          </table:table-cell>
          <table:table-cell office:value-type="float" office:value="0.530521642619312" calcext:value-type="float">
            <text:p>0.530521642619312</text:p>
          </table:table-cell>
          <table:table-cell office:value-type="float" office:value="0.065482796892342" calcext:value-type="float">
            <text:p>0.065482796892342</text:p>
          </table:table-cell>
          <table:table-cell office:value-type="string" calcext:value-type="string">
            <text:p>0100010111011110000001100011000000011011111100011101101000110000000000101010110100010010111101000100111101000111111011001001100000101011001010010001111011101100010110110011101011101101000001110011100001101110000111101101011100101010100001101010100011010000011001001011000011111010001101110111111010000110110000110110001001000000110000100101010011101110010010001000111111011000010001000011110101011101000101111001011011110011010100111000010001101011010110110000110010001010110110100001000110100001110111000010100010111000010100001110000010001110010011010000101010000000001110001101000001110010100011110011000110001000111001100101101010001011100011100110011100100111100011100011000110111110011100000010001000010011011100011000110000000010100100101110000101010001011001001111100010011101001010100101000001011100101011110010100001011000000101110010010110101101010101100100010000000011100000101110001000010</text:p>
          </table:table-cell>
          <table:table-cell office:value-type="string" calcext:value-type="string">
            <text:p>1011101000010011011010111000100110010111101000000111011011010111111110001100010010100100111110111110011101001001001101001010111110101111011111001111010000001001111001100101000000101001011000101010100011101110101001010100111101000111000011011100111001011110110011010001011100111010011111001000010111111101000101110100110111100101100010011000101000101000100111001010001100001111000100111000011011011011111111110000110110100101000101001110010011000001111000100010011101000110000000011100110110100010111011010100100001011011001101011001001100010110110111101010101010000000100001010001110110010011000001100110110011111111110011111101111111010001011100001000111001000110100001100110000100011010110111010000100010000100101001011111010001111010000010000000011111111110110010001010000100101001010010011011101000101111001001000101000010110100010100110000111001000010110100011010001001101101010110110110001100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3T11:57:53.154583052</dc:date>
    <meta:editing-duration>PT1M34S</meta:editing-duration>
    <meta:editing-cycles>1</meta:editing-cycles>
    <meta:document-statistic meta:table-count="1" meta:cell-count="60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7cm" svg:height="16.815cm" xlink:href=".." xlink:type="simple" chart:class="chart:line" chart:style-name="ch1">
        <chart:legend chart:legend-position="end" svg:x="24.784cm" svg:y="7.61cm" style:legend-expansion="high" chart:style-name="ch2"/>
        <chart:plot-area chart:style-name="ch3" table:cell-range-address="Retry_with_crossed_as_joint.B1:Retry_with_crossed_as_joint.D101" chart:data-source-has-labels="row" svg:x="0.601cm" svg:y="0.336cm" svg:width="23.582cm" svg:height="16.143cm">
          <chartooo:coordinate-region svg:x="1.434cm" svg:y="0.536cm" svg:width="22.608cm" svg:height="15.7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try_with_crossed_as_joint.B2:Retry_with_crossed_as_joint.B101" chart:label-cell-address="Retry_with_crossed_as_joint.B1:Retry_with_crossed_as_joint.B1" chart:class="chart:line">
            <chart:data-point chart:repeated="100"/>
          </chart:series>
          <chart:series chart:style-name="ch7" chart:values-cell-range-address="Retry_with_crossed_as_joint.C2:Retry_with_crossed_as_joint.C101" chart:label-cell-address="Retry_with_crossed_as_joint.C1:Retry_with_crossed_as_joint.C1" chart:class="chart:line">
            <chart:data-point chart:repeated="100"/>
          </chart:series>
          <chart:series chart:style-name="ch8" chart:values-cell-range-address="Retry_with_crossed_as_joint.D2:Retry_with_crossed_as_joint.D101" chart:label-cell-address="Retry_with_crossed_as_joint.D1:Retry_with_crossed_as_joint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Retry_with_crossed_as_joint.B1:Retry_with_crossed_as_joint.B1</svg:desc>
                </draw:g>
              </table:table-cell>
              <table:table-cell office:value-type="string">
                <text:p> compression ratio of s2</text:p>
                <draw:g>
                  <svg:desc>Retry_with_crossed_as_joint.C1:Retry_with_crossed_as_joint.C1</svg:desc>
                </draw:g>
              </table:table-cell>
              <table:table-cell office:value-type="string">
                <text:p> Mutual compression ratio</text:p>
                <draw:g>
                  <svg:desc>Retry_with_crossed_as_joint.D1:Retry_with_crossed_as_join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Retry_with_crossed_as_joint.B2:Retry_with_crossed_as_joint.B101</svg:desc>
                </draw:g>
              </table:table-cell>
              <table:table-cell office:value-type="float" office:value="0.8">
                <text:p>0.8</text:p>
                <draw:g>
                  <svg:desc>Retry_with_crossed_as_joint.C2:Retry_with_crossed_as_joint.C101</svg:desc>
                </draw:g>
              </table:table-cell>
              <table:table-cell office:value-type="float" office:value="0">
                <text:p>0</text:p>
                <draw:g>
                  <svg:desc>Retry_with_crossed_as_joint.D2:Retry_with_crossed_as_joint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181818181818183">
                <text:p>0.0181818181818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375">
                <text:p>0.609375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6438356164384">
                <text:p>0.616438356164384</text:p>
              </table:table-cell>
              <table:table-cell office:value-type="float" office:value="0.616438356164384">
                <text:p>0.616438356164384</text:p>
              </table:table-cell>
              <table:table-cell office:value-type="float" office:value="-0.0136986301369864">
                <text:p>-0.0136986301369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6341463414634">
                <text:p>0.646341463414634</text:p>
              </table:table-cell>
              <table:table-cell office:value-type="float" office:value="0.658536585365854">
                <text:p>0.658536585365854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48351648351648">
                <text:p>0.648351648351648</text:p>
              </table:table-cell>
              <table:table-cell office:value-type="float" office:value="0.0989010989010988">
                <text:p>0.0989010989010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1376146788991">
                <text:p>0.651376146788991</text:p>
              </table:table-cell>
              <table:table-cell office:value-type="float" office:value="0.623853211009174">
                <text:p>0.623853211009174</text:p>
              </table:table-cell>
              <table:table-cell office:value-type="float" office:value="0.192660550458716">
                <text:p>0.192660550458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2542372881356">
                <text:p>0.652542372881356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177966101694915">
                <text:p>0.177966101694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5669291338583">
                <text:p>0.645669291338583</text:p>
              </table:table-cell>
              <table:table-cell office:value-type="float" office:value="0.606299212598425">
                <text:p>0.606299212598425</text:p>
              </table:table-cell>
              <table:table-cell office:value-type="float" office:value="0.15748031496063">
                <text:p>0.15748031496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">
                <text:p>0.625</text:p>
              </table:table-cell>
              <table:table-cell office:value-type="float" office:value="0.610294117647059">
                <text:p>0.610294117647059</text:p>
              </table:table-cell>
              <table:table-cell office:value-type="float" office:value="0.169117647058824">
                <text:p>0.169117647058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586206896552">
                <text:p>0.627586206896552</text:p>
              </table:table-cell>
              <table:table-cell office:value-type="float" office:value="0.613793103448276">
                <text:p>0.613793103448276</text:p>
              </table:table-cell>
              <table:table-cell office:value-type="float" office:value="0.158620689655173">
                <text:p>0.158620689655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987012987013">
                <text:p>0.62987012987013</text:p>
              </table:table-cell>
              <table:table-cell office:value-type="float" office:value="0.616883116883117">
                <text:p>0.616883116883117</text:p>
              </table:table-cell>
              <table:table-cell office:value-type="float" office:value="0.188311688311688">
                <text:p>0.188311688311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1901840490798">
                <text:p>0.631901840490798</text:p>
              </table:table-cell>
              <table:table-cell office:value-type="float" office:value="0.601226993865031">
                <text:p>0.601226993865031</text:p>
              </table:table-cell>
              <table:table-cell office:value-type="float" office:value="0.159509202453988">
                <text:p>0.159509202453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720930232558">
                <text:p>0.633720930232558</text:p>
              </table:table-cell>
              <table:table-cell office:value-type="float" office:value="0.622093023255814">
                <text:p>0.622093023255814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878453038674">
                <text:p>0.61878453038674</text:p>
              </table:table-cell>
              <table:table-cell office:value-type="float" office:value="0.624309392265193">
                <text:p>0.624309392265193</text:p>
              </table:table-cell>
              <table:table-cell office:value-type="float" office:value="0.232044198895027">
                <text:p>0.232044198895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1052631578947">
                <text:p>0.621052631578947</text:p>
              </table:table-cell>
              <table:table-cell office:value-type="float" office:value="0.610526315789474">
                <text:p>0.610526315789474</text:p>
              </table:table-cell>
              <table:table-cell office:value-type="float" office:value="0.205263157894737">
                <text:p>0.205263157894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3115577889447">
                <text:p>0.623115577889447</text:p>
              </table:table-cell>
              <table:table-cell office:value-type="float" office:value="0.613065326633166">
                <text:p>0.613065326633166</text:p>
              </table:table-cell>
              <table:table-cell office:value-type="float" office:value="0.21105527638191">
                <text:p>0.21105527638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0576923076923">
                <text:p>0.610576923076923</text:p>
              </table:table-cell>
              <table:table-cell office:value-type="float" office:value="0.610576923076923">
                <text:p>0.610576923076923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599078341013825">
                <text:p>0.599078341013825</text:p>
              </table:table-cell>
              <table:table-cell office:value-type="float" office:value="0.179723502304147">
                <text:p>0.179723502304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1769911504425">
                <text:p>0.601769911504425</text:p>
              </table:table-cell>
              <table:table-cell office:value-type="float" office:value="0.601769911504425">
                <text:p>0.601769911504425</text:p>
              </table:table-cell>
              <table:table-cell office:value-type="float" office:value="0.185840707964602">
                <text:p>0.185840707964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4255319148936">
                <text:p>0.604255319148936</text:p>
              </table:table-cell>
              <table:table-cell office:value-type="float" office:value="0.6">
                <text:p>0.6</text:p>
              </table:table-cell>
              <table:table-cell office:value-type="float" office:value="0.187234042553191">
                <text:p>0.187234042553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602459016393443">
                <text:p>0.602459016393443</text:p>
              </table:table-cell>
              <table:table-cell office:value-type="float" office:value="0.204918032786885">
                <text:p>0.204918032786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209486166007905">
                <text:p>0.209486166007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9236641221374">
                <text:p>0.599236641221374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202290076335878">
                <text:p>0.202290076335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1476014760148">
                <text:p>0.601476014760148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206642066420664">
                <text:p>0.206642066420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3571428571429">
                <text:p>0.603571428571429</text:p>
              </table:table-cell>
              <table:table-cell office:value-type="float" office:value="0.578571428571429">
                <text:p>0.578571428571429</text:p>
              </table:table-cell>
              <table:table-cell office:value-type="float" office:value="0.210714285714286">
                <text:p>0.210714285714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5155709342561">
                <text:p>0.595155709342561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197231833910035">
                <text:p>0.197231833910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7248322147651">
                <text:p>0.587248322147651</text:p>
              </table:table-cell>
              <table:table-cell office:value-type="float" office:value="0.573825503355705">
                <text:p>0.573825503355705</text:p>
              </table:table-cell>
              <table:table-cell office:value-type="float" office:value="0.191275167785235">
                <text:p>0.191275167785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957654723127">
                <text:p>0.58957654723127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0.198697068403909">
                <text:p>0.198697068403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2278481012658">
                <text:p>0.582278481012658</text:p>
              </table:table-cell>
              <table:table-cell office:value-type="float" office:value="0.569620253164557">
                <text:p>0.569620253164557</text:p>
              </table:table-cell>
              <table:table-cell office:value-type="float" office:value="0.193037974683544">
                <text:p>0.193037974683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1538461538462">
                <text:p>0.581538461538462</text:p>
              </table:table-cell>
              <table:table-cell office:value-type="float" office:value="0.572307692307692">
                <text:p>0.572307692307692</text:p>
              </table:table-cell>
              <table:table-cell office:value-type="float" office:value="0.212307692307692">
                <text:p>0.212307692307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565868263473054">
                <text:p>0.565868263473054</text:p>
              </table:table-cell>
              <table:table-cell office:value-type="float" office:value="0.215568862275449">
                <text:p>0.215568862275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568513119533528">
                <text:p>0.568513119533528</text:p>
              </table:table-cell>
              <table:table-cell office:value-type="float" office:value="0.19533527696793">
                <text:p>0.19533527696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1022727272727">
                <text:p>0.571022727272727</text:p>
              </table:table-cell>
              <table:table-cell office:value-type="float" office:value="0.5625">
                <text:p>0.5625</text:p>
              </table:table-cell>
              <table:table-cell office:value-type="float" office:value="0.184659090909091">
                <text:p>0.18465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3407202216066">
                <text:p>0.573407202216066</text:p>
              </table:table-cell>
              <table:table-cell office:value-type="float" office:value="0.565096952908587">
                <text:p>0.565096952908587</text:p>
              </table:table-cell>
              <table:table-cell office:value-type="float" office:value="0.185595567867036">
                <text:p>0.1855955678670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172972972972973">
                <text:p>0.172972972972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9920844327177">
                <text:p>0.569920844327177</text:p>
              </table:table-cell>
              <table:table-cell office:value-type="float" office:value="0.562005277044855">
                <text:p>0.562005277044855</text:p>
              </table:table-cell>
              <table:table-cell office:value-type="float" office:value="0.160949868073879">
                <text:p>0.160949868073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4432989690722">
                <text:p>0.564432989690722</text:p>
              </table:table-cell>
              <table:table-cell office:value-type="float" office:value="0.556701030927835">
                <text:p>0.556701030927835</text:p>
              </table:table-cell>
              <table:table-cell office:value-type="float" office:value="0.149484536082474">
                <text:p>0.149484536082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6750629722922">
                <text:p>0.566750629722922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148614609571788">
                <text:p>0.148614609571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.554187192118227">
                <text:p>0.554187192118227</text:p>
              </table:table-cell>
              <table:table-cell office:value-type="float" office:value="0.150246305418719">
                <text:p>0.150246305418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3855421686747">
                <text:p>0.563855421686747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166265060240964">
                <text:p>0.166265060240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8962264150943">
                <text:p>0.558962264150943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162735849056604">
                <text:p>0.162735849056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61200923787529">
                <text:p>0.561200923787529</text:p>
              </table:table-cell>
              <table:table-cell office:value-type="float" office:value="0.554272517321016">
                <text:p>0.554272517321016</text:p>
              </table:table-cell>
              <table:table-cell office:value-type="float" office:value="0.140877598152425">
                <text:p>0.140877598152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6561085972851">
                <text:p>0.556561085972851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133484162895928">
                <text:p>0.133484162895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2106430155211">
                <text:p>0.55210643015521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124168514412417">
                <text:p>0.124168514412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4347826086957">
                <text:p>0.554347826086957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128260869565217">
                <text:p>0.128260869565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0106609808102">
                <text:p>0.55010660980810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119402985074627">
                <text:p>0.119402985074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2301255230126">
                <text:p>0.552301255230126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110878661087866">
                <text:p>0.1108786610878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8254620123203">
                <text:p>0.548254620123203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108829568788501">
                <text:p>0.1088295687885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4354838709677">
                <text:p>0.544354838709677</text:p>
              </table:table-cell>
              <table:table-cell office:value-type="float" office:value="0.538306451612903">
                <text:p>0.538306451612903</text:p>
              </table:table-cell>
              <table:table-cell office:value-type="float" office:value="0.0887096774193548">
                <text:p>0.0887096774193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6534653465347">
                <text:p>0.546534653465347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0871287128712872">
                <text:p>0.08712871287128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2801556420233">
                <text:p>0.542801556420233</text:p>
              </table:table-cell>
              <table:table-cell office:value-type="float" office:value="0.536964980544747">
                <text:p>0.536964980544747</text:p>
              </table:table-cell>
              <table:table-cell office:value-type="float" office:value="0.0797665369649805">
                <text:p>0.0797665369649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4933078393882">
                <text:p>0.544933078393882</text:p>
              </table:table-cell>
              <table:table-cell office:value-type="float" office:value="0.539196940726577">
                <text:p>0.539196940726577</text:p>
              </table:table-cell>
              <table:table-cell office:value-type="float" office:value="0.0879541108986617">
                <text:p>0.0879541108986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1353383458647">
                <text:p>0.54135338345864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0827067669172931">
                <text:p>0.0827067669172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7892791127542">
                <text:p>0.537892791127542</text:p>
              </table:table-cell>
              <table:table-cell office:value-type="float" office:value="0.532347504621072">
                <text:p>0.532347504621072</text:p>
              </table:table-cell>
              <table:table-cell office:value-type="float" office:value="0.077634011090573">
                <text:p>0.077634011090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4545454545454">
                <text:p>0.534545454545454</text:p>
              </table:table-cell>
              <table:table-cell office:value-type="float" office:value="0.529090909090909">
                <text:p>0.529090909090909</text:p>
              </table:table-cell>
              <table:table-cell office:value-type="float" office:value="0.0763636363636362">
                <text:p>0.07636363636363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531305903398927">
                <text:p>0.531305903398927</text:p>
              </table:table-cell>
              <table:table-cell office:value-type="float" office:value="0.0930232558139536">
                <text:p>0.0930232558139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5211267605634">
                <text:p>0.535211267605634</text:p>
              </table:table-cell>
              <table:table-cell office:value-type="float" office:value="0.528169014084507">
                <text:p>0.528169014084507</text:p>
              </table:table-cell>
              <table:table-cell office:value-type="float" office:value="0.0827464788732394">
                <text:p>0.0827464788732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2062391681109">
                <text:p>0.532062391681109</text:p>
              </table:table-cell>
              <table:table-cell office:value-type="float" office:value="0.532062391681109">
                <text:p>0.532062391681109</text:p>
              </table:table-cell>
              <table:table-cell office:value-type="float" office:value="0.0849220103986135">
                <text:p>0.0849220103986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901023890785">
                <text:p>0.52901023890785</text:p>
              </table:table-cell>
              <table:table-cell office:value-type="float" office:value="0.534129692832764">
                <text:p>0.534129692832764</text:p>
              </table:table-cell>
              <table:table-cell office:value-type="float" office:value="0.0716723549488054">
                <text:p>0.0716723549488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109243697479">
                <text:p>0.53109243697479</text:p>
              </table:table-cell>
              <table:table-cell office:value-type="float" office:value="0.532773109243697">
                <text:p>0.532773109243697</text:p>
              </table:table-cell>
              <table:table-cell office:value-type="float" office:value="0.0756302521008403">
                <text:p>0.0756302521008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9801324503311">
                <text:p>0.529801324503311</text:p>
              </table:table-cell>
              <table:table-cell office:value-type="float" office:value="0.536423841059603">
                <text:p>0.536423841059603</text:p>
              </table:table-cell>
              <table:table-cell office:value-type="float" office:value="0.074503311258278">
                <text:p>0.074503311258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1810766721044">
                <text:p>0.531810766721044</text:p>
              </table:table-cell>
              <table:table-cell office:value-type="float" office:value="0.535073409461664">
                <text:p>0.535073409461664</text:p>
              </table:table-cell>
              <table:table-cell office:value-type="float" office:value="0.0783034257748776">
                <text:p>0.07830342577487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0546623794212">
                <text:p>0.530546623794212</text:p>
              </table:table-cell>
              <table:table-cell office:value-type="float" office:value="0.532154340836013">
                <text:p>0.532154340836013</text:p>
              </table:table-cell>
              <table:table-cell office:value-type="float" office:value="0.0803858520900321">
                <text:p>0.0803858520900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7733755942948">
                <text:p>0.527733755942948</text:p>
              </table:table-cell>
              <table:table-cell office:value-type="float" office:value="0.535657686212361">
                <text:p>0.535657686212361</text:p>
              </table:table-cell>
              <table:table-cell office:value-type="float" office:value="0.0713153724247226">
                <text:p>0.07131537242472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5">
                <text:p>0.525</text:p>
              </table:table-cell>
              <table:table-cell office:value-type="float" office:value="0.534375">
                <text:p>0.534375</text:p>
              </table:table-cell>
              <table:table-cell office:value-type="float" office:value="0.0671875000000002">
                <text:p>0.0671875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0046224961479">
                <text:p>0.530046224961479</text:p>
              </table:table-cell>
              <table:table-cell office:value-type="float" office:value="0.536209553158706">
                <text:p>0.536209553158706</text:p>
              </table:table-cell>
              <table:table-cell office:value-type="float" office:value="0.0785824345146379">
                <text:p>0.0785824345146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7355623100304">
                <text:p>0.527355623100304</text:p>
              </table:table-cell>
              <table:table-cell office:value-type="float" office:value="0.534954407294833">
                <text:p>0.534954407294833</text:p>
              </table:table-cell>
              <table:table-cell office:value-type="float" office:value="0.080547112462006">
                <text:p>0.080547112462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0734632683658">
                <text:p>0.530734632683658</text:p>
              </table:table-cell>
              <table:table-cell office:value-type="float" office:value="0.539730134932534">
                <text:p>0.539730134932534</text:p>
              </table:table-cell>
              <table:table-cell office:value-type="float" office:value="0.0899550224887555">
                <text:p>0.08995502248875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810650887574">
                <text:p>0.52810650887574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872781065088757">
                <text:p>0.0872781065088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5547445255474">
                <text:p>0.525547445255474</text:p>
              </table:table-cell>
              <table:table-cell office:value-type="float" office:value="0.541605839416058">
                <text:p>0.541605839416058</text:p>
              </table:table-cell>
              <table:table-cell office:value-type="float" office:value="0.0905109489051095">
                <text:p>0.0905109489051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7377521613833">
                <text:p>0.527377521613833</text:p>
              </table:table-cell>
              <table:table-cell office:value-type="float" office:value="0.538904899135447">
                <text:p>0.538904899135447</text:p>
              </table:table-cell>
              <table:table-cell office:value-type="float" office:value="0.0850144092219021">
                <text:p>0.0850144092219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37695590327169">
                <text:p>0.537695590327169</text:p>
              </table:table-cell>
              <table:table-cell office:value-type="float" office:value="0.0910384068278805">
                <text:p>0.0910384068278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3876404494382">
                <text:p>0.523876404494382</text:p>
              </table:table-cell>
              <table:table-cell office:value-type="float" office:value="0.539325842696629">
                <text:p>0.539325842696629</text:p>
              </table:table-cell>
              <table:table-cell office:value-type="float" office:value="0.0856741573033708">
                <text:p>0.0856741573033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21497919556172">
                <text:p>0.521497919556172</text:p>
              </table:table-cell>
              <table:table-cell office:value-type="float" office:value="0.536754507628294">
                <text:p>0.536754507628294</text:p>
              </table:table-cell>
              <table:table-cell office:value-type="float" office:value="0.0804438280166435">
                <text:p>0.0804438280166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3287671232877">
                <text:p>0.523287671232877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073972602739726">
                <text:p>0.0739726027397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22327469553451">
                <text:p>0.522327469553451</text:p>
              </table:table-cell>
              <table:table-cell office:value-type="float" office:value="0.537212449255751">
                <text:p>0.537212449255751</text:p>
              </table:table-cell>
              <table:table-cell office:value-type="float" office:value="0.0757780784844384">
                <text:p>0.0757780784844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0053475935829">
                <text:p>0.520053475935829</text:p>
              </table:table-cell>
              <table:table-cell office:value-type="float" office:value="0.536096256684492">
                <text:p>0.53609625668449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1796565389696">
                <text:p>0.521796565389696</text:p>
              </table:table-cell>
              <table:table-cell office:value-type="float" office:value="0.535006605019815">
                <text:p>0.535006605019815</text:p>
              </table:table-cell>
              <table:table-cell office:value-type="float" office:value="0.0713342140026421">
                <text:p>0.0713342140026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088772845953">
                <text:p>0.52088772845953</text:p>
              </table:table-cell>
              <table:table-cell office:value-type="float" office:value="0.537859007832898">
                <text:p>0.537859007832898</text:p>
              </table:table-cell>
              <table:table-cell office:value-type="float" office:value="0.0718015665796343">
                <text:p>0.07180156657963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258064516129">
                <text:p>0.52258064516129</text:p>
              </table:table-cell>
              <table:table-cell office:value-type="float" office:value="0.535483870967742">
                <text:p>0.535483870967742</text:p>
              </table:table-cell>
              <table:table-cell office:value-type="float" office:value="0.0696774193548387">
                <text:p>0.0696774193548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0408163265306">
                <text:p>0.520408163265306</text:p>
              </table:table-cell>
              <table:table-cell office:value-type="float" office:value="0.533163265306122">
                <text:p>0.533163265306122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068095838588">
                <text:p>0.522068095838588</text:p>
              </table:table-cell>
              <table:table-cell office:value-type="float" office:value="0.530895334174023">
                <text:p>0.53089533417402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9950124688279">
                <text:p>0.519950124688279</text:p>
              </table:table-cell>
              <table:table-cell office:value-type="float" office:value="0.533665835411471">
                <text:p>0.533665835411471</text:p>
              </table:table-cell>
              <table:table-cell office:value-type="float" office:value="0.0623441396508727">
                <text:p>0.0623441396508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9112207151665">
                <text:p>0.519112207151665</text:p>
              </table:table-cell>
              <table:table-cell office:value-type="float" office:value="0.531442663378545">
                <text:p>0.531442663378545</text:p>
              </table:table-cell>
              <table:table-cell office:value-type="float" office:value="0.0591861898890259">
                <text:p>0.0591861898890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3170731707317">
                <text:p>0.523170731707317</text:p>
              </table:table-cell>
              <table:table-cell office:value-type="float" office:value="0.534146341463415">
                <text:p>0.534146341463415</text:p>
              </table:table-cell>
              <table:table-cell office:value-type="float" office:value="0.0719512195121952">
                <text:p>0.0719512195121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2316043425814">
                <text:p>0.522316043425814</text:p>
              </table:table-cell>
              <table:table-cell office:value-type="float" office:value="0.533172496984318">
                <text:p>0.533172496984318</text:p>
              </table:table-cell>
              <table:table-cell office:value-type="float" office:value="0.0711700844390831">
                <text:p>0.07117008443908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1479713603819">
                <text:p>0.521479713603819</text:p>
              </table:table-cell>
              <table:table-cell office:value-type="float" office:value="0.531026252983294">
                <text:p>0.531026252983294</text:p>
              </table:table-cell>
              <table:table-cell office:value-type="float" office:value="0.0692124105011933">
                <text:p>0.0692124105011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4203069657615">
                <text:p>0.524203069657615</text:p>
              </table:table-cell>
              <table:table-cell office:value-type="float" office:value="0.528925619834711">
                <text:p>0.528925619834711</text:p>
              </table:table-cell>
              <table:table-cell office:value-type="float" office:value="0.0767414403778042">
                <text:p>0.0767414403778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3364485981308">
                <text:p>0.523364485981308</text:p>
              </table:table-cell>
              <table:table-cell office:value-type="float" office:value="0.526869158878505">
                <text:p>0.526869158878505</text:p>
              </table:table-cell>
              <table:table-cell office:value-type="float" office:value="0.0712616822429907">
                <text:p>0.07126168224299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1387283236994">
                <text:p>0.521387283236994</text:p>
              </table:table-cell>
              <table:table-cell office:value-type="float" office:value="0.526011560693642">
                <text:p>0.526011560693642</text:p>
              </table:table-cell>
              <table:table-cell office:value-type="float" office:value="0.0658959537572255">
                <text:p>0.0658959537572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0594965675057">
                <text:p>0.520594965675057</text:p>
              </table:table-cell>
              <table:table-cell office:value-type="float" office:value="0.52974828375286">
                <text:p>0.52974828375286</text:p>
              </table:table-cell>
              <table:table-cell office:value-type="float" office:value="0.0663615560640732">
                <text:p>0.0663615560640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9818799546999">
                <text:p>0.519818799546999</text:p>
              </table:table-cell>
              <table:table-cell office:value-type="float" office:value="0.527746319365798">
                <text:p>0.527746319365798</text:p>
              </table:table-cell>
              <table:table-cell office:value-type="float" office:value="0.0645526613816534">
                <text:p>0.0645526613816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3542600896861">
                <text:p>0.523542600896861</text:p>
              </table:table-cell>
              <table:table-cell office:value-type="float" office:value="0.526905829596412">
                <text:p>0.526905829596412</text:p>
              </table:table-cell>
              <table:table-cell office:value-type="float" office:value="0.0639013452914798">
                <text:p>0.0639013452914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1642619311876">
                <text:p>0.521642619311876</text:p>
              </table:table-cell>
              <table:table-cell office:value-type="float" office:value="0.530521642619312">
                <text:p>0.530521642619312</text:p>
              </table:table-cell>
              <table:table-cell office:value-type="float" office:value="0.065482796892342">
                <text:p>0.065482796892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